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background-color="transparent" style:shadow="none">
        <style:background-image/>
      </style:paragraph-properties>
    </style:style>
    <style:style style:name="P2" style:family="paragraph" style:parent-style-name="Standard">
      <style:paragraph-properties fo:line-height="150%" fo:background-color="transparent" style:shadow="none">
        <style:background-image/>
      </style:paragraph-properties>
      <style:text-properties style:font-name="Arial" fo:font-size="12pt" style:font-size-asian="12pt" style:font-size-complex="12pt"/>
    </style:style>
    <style:style style:name="P3" style:family="paragraph" style:parent-style-name="Standard">
      <style:paragraph-properties fo:line-height="150%" fo:background-color="transparent" style:shadow="none">
        <style:background-image/>
      </style:paragraph-properties>
      <style:text-properties style:font-name="Arial" fo:font-size="12pt" fo:font-weight="bold" style:font-size-asian="12pt" style:font-weight-asian="bold" style:font-size-complex="12pt" style:font-weight-complex="bold"/>
    </style:style>
    <style:style style:name="P4" style:family="paragraph" style:parent-style-name="Standard">
      <style:text-properties style:font-name="Arial"/>
    </style:style>
    <style:style style:name="P5" style:family="paragraph" style:parent-style-name="Standard">
      <style:paragraph-properties fo:line-height="150%"/>
      <style:text-properties style:font-name="Arial" fo:font-size="12pt" style:font-size-asian="12pt" style:font-size-complex="12pt"/>
    </style:style>
    <style:style style:name="P6" style:family="paragraph" style:parent-style-name="Standard" style:master-page-name="">
      <style:paragraph-properties fo:line-height="150%" style:page-number="auto" fo:background-color="transparent" style:shadow="none">
        <style:background-image/>
      </style:paragraph-properties>
    </style:style>
    <style:style style:name="P7" style:family="paragraph" style:parent-style-name="Standard">
      <style:paragraph-properties fo:line-height="150%" fo:background-color="transparent" style:shadow="none">
        <style:background-image/>
      </style:paragraph-properties>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8" style:family="paragraph" style:parent-style-name="Standard" style:list-style-name="L1">
      <style:paragraph-properties fo:line-height="150%" fo:background-color="transparent" style:shadow="none">
        <style:background-image/>
      </style:paragraph-properties>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9" style:family="paragraph" style:parent-style-name="Standard" style:list-style-name="L2">
      <style:paragraph-properties fo:line-height="150%" fo:background-color="transparent" style:shadow="none">
        <style:background-image/>
      </style:paragraph-properties>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0" style:family="paragraph" style:parent-style-name="Standard">
      <style:paragraph-properties fo:line-height="150%" fo:background-color="transparent" style:shadow="none">
        <style:background-image/>
      </style:paragraph-properties>
      <style:text-properties style:text-outline="false" style:text-line-through-style="none" style:font-name="Arial"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11" style:family="paragraph" style:parent-style-name="Standard">
      <style:paragraph-properties fo:line-height="150%" fo:background-color="transparent" style:shadow="none">
        <style:background-image/>
      </style:paragraph-properties>
      <style:text-properties style:font-name="Arial" fo:font-size="12pt" style:font-size-asian="12pt" style:font-size-complex="12pt"/>
    </style:style>
    <style:style style:name="P12" style:family="paragraph" style:parent-style-name="Standard" style:list-style-name="L3">
      <style:paragraph-properties fo:line-height="150%" fo:background-color="transparent" style:shadow="none">
        <style:background-image/>
      </style:paragraph-properties>
      <style:text-properties style:font-name="Arial" fo:font-size="12pt" style:font-size-asian="12pt" style:font-size-complex="12pt"/>
    </style:style>
    <style:style style:name="P13" style:family="paragraph" style:parent-style-name="Standard" style:list-style-name="L4">
      <style:paragraph-properties fo:line-height="150%" fo:background-color="transparent" style:shadow="none">
        <style:background-image/>
      </style:paragraph-properties>
      <style:text-properties style:font-name="Arial" fo:font-size="12pt" style:font-size-asian="12pt" style:font-size-complex="12pt"/>
    </style:style>
    <style:style style:name="P14" style:family="paragraph" style:parent-style-name="Standard">
      <style:paragraph-properties fo:line-height="150%" fo:break-before="page" fo:background-color="transparent" style:shadow="none">
        <style:background-image/>
      </style:paragraph-properties>
      <style:text-properties style:font-name="Arial" fo:font-size="12pt" style:font-size-asian="12pt" style:font-size-complex="12pt"/>
    </style:style>
    <style:style style:name="T1"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text:tab/><text:tab/></text:p>
      <text:p text:style-name="Standard"/>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TILINTARKASTU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p>
      <text:p text:style-name="P4"/>
      <text:p text:style-name="P4"/>
      <text:p text:style-name="P4"><text:tab/><text:tab/><text:tab/><text:tab/><text:tab/><text:tab/><text:tab/><text:tab/><text:tab/>Itä-Suomen yliopisto</text:p>
      <text:p text:style-name="P4"><text:tab/><text:tab/><text:tab/><text:tab/><text:tab/><text:tab/><text:tab/><text:tab/><text:tab/>Avoin yliopisto</text:p>
      <text:p text:style-name="P4"><text:tab/><text:tab/><text:tab/><text:tab/><text:tab/><text:tab/><text:tab/><text:tab/><text:tab/>Kauppa- ja oikeustieteiden </text:p>
      <text:p text:style-name="P4"><text:tab/><text:tab/><text:tab/><text:tab/><text:tab/><text:tab/><text:tab/><text:tab/><text:tab/>tiedekunta</text:p>
      <text:p text:style-name="P4"><text:tab/><text:tab/><text:tab/><text:tab/><text:tab/><text:tab/><text:tab/><text:tab/><text:tab/>Tilintarkastus </text:p>
      <text:p text:style-name="P4"><text:tab/><text:tab/><text:tab/><text:tab/><text:tab/><text:tab/><text:tab/><text:tab/><text:tab/>Tehtävä 5.</text:p>
      <text:p text:style-name="P4"><text:tab/><text:tab/><text:tab/><text:tab/><text:tab/><text:tab/><text:tab/><text:tab/><text:tab/>20.9.2014</text:p>
      <text:p text:style-name="P4"><text:tab/><text:tab/><text:tab/><text:tab/><text:tab/><text:tab/><text:tab/><text:tab/><text:tab/>Janne Bragge 263654</text:p>
      <text:p text:style-name="P4"><text:tab/><text:tab/><text:tab/><text:tab/><text:tab/><text:tab/><text:tab/><text:tab/><text:tab/>Mervi Niskanen</text:p>
      <text:p text:style-name="Standard"><text:tab/><text:tab/><text:tab/><text:tab/><text:tab/><text:tab/><text:tab/><text:tab/></text:p>
      <text:p text:style-name="Standard"/>
      <text:p text:style-name="Standard"/>
      <text:p text:style-name="Standard"/>
      <text:p text:style-name="Standard"/>
      <text:p text:style-name="Standard"><text:soft-page-break/></text:p>
      <text:p text:style-name="P5"/>
      <text:p text:style-name="P6"><text:span text:style-name="T1">Perehdy HTM-tilintarkastajan tutkintoon hakevalle asetettuihin opinto-ja työkokemusvaatimuksiin. Käytä lähteenä tilintarkastuslakia, TEM:n asetusta 262/2008 sekä keskuskauppakamarin antamia ohjeita (</text:span><text:a xlink:type="simple" xlink:href="http://www.keskuskauppakamari.fi/" text:style-name="Internet_20_link" text:visited-style-name="Visited_20_Internet_20_Link">www.keskuskauppakamari.fi</text:a><text:span text:style-name="T1">).</text:span></text:p>
      <text:p text:style-name="P7"/>
      <text:p text:style-name="P10"><text:tab/>a) Selvitä, ovatko omat opintosi ja työkokemuksesi riittäviä hakeaksesi HTM-<text:tab/>tutkintoon.</text:p>
      <text:p text:style-name="P3"/>
      <text:p text:style-name="P7">Opintoni tähän mennessä:</text:p>
      <text:list xml:id="list6976555779513582006" text:style-name="L1">
        <text:list-item>
          <text:p text:style-name="P8">Pääaineena johdon laskentatoimi ja rahoitus 45 op (sisäinen laskenta ja rahoitus 15 op, talousjohtaminen 15 op ja rahoitusmarkkinat 15 op)</text:p>
        </text:list-item>
        <text:list-item>
          <text:p text:style-name="P8">Sivuaineena kirjanpito ja yritysverotus (kirjanpito ja tilinpäätös 5 op, laskentatoimen tietojärjestelmät 5 op ja vero-oikeus 5 op</text:p>
        </text:list-item>
      </text:list>
      <text:p text:style-name="P7"/>
      <text:p text:style-name="P7">Työkokemus:</text:p>
      <text:list xml:id="list646612643692034511" text:style-name="L2">
        <text:list-item>
          <text:p text:style-name="P9">Patria Vammas Oy, varastoapulainen 6kk</text:p>
        </text:list-item>
        <text:list-item>
          <text:p text:style-name="P9">K-rauta Hämeenlinna, varastomyyjä 6kk</text:p>
        </text:list-item>
        <text:list-item>
          <text:p text:style-name="P9">Vammalan seudun osuuspankki, harjoittelija 6kk</text:p>
        </text:list-item>
        <text:list-item>
          <text:p text:style-name="P9">Päijät-Hämeen osuuspankki, palvelumyyjä 3v 3kk </text:p>
        </text:list-item>
      </text:list>
      <text:p text:style-name="P7"/>
      <text:p text:style-name="P7">HTM-tutkintoon vaadittava 52 opintopisteen laajuiset opinnot tilintarkastuksesta ja laskentatoimesta eivät ihan täyty. Lisäksi pitäisi olla suoritettuna oikeustieteen opintoja 22 opintopisteen edestä. Työkokemusta laskentatoimen en ole hankkinut vaan olen toiminut lähinnä myyntitehtävissä työurallani. Näin ollen HTM-tutkinnon suorittamiseksi minulta vaatisi opintoja ja siirtymistä nykyisestä työtehtävästäni laskentatoimen alalle. </text:p>
      <text:p text:style-name="P7"/>
      <text:p text:style-name="P2"/>
      <text:p text:style-name="P2"/>
      <text:p text:style-name="P14"><text:tab/><text:span text:style-name="T2">b) Tradenomi Jyri Jalava haluaa HTM-tilintarkastajaksi. Selvitä, täyttääkö hän <text:tab/>opintojen ja työkokemuksen osalta HTM-tilintarkastajan tutkintoon hakemista <text:tab/>varten asetetut vaatimukset.</text:span></text:p>
      <text:p text:style-name="P2"/>
      <text:p text:style-name="P2"><text:s/>Jyrin opintosuoritusotteesta käy ilmi muun muassa seuraavaa: </text:p>
      <text:list xml:id="list7107893324999985983" text:style-name="L3">
        <text:list-item>
          <text:p text:style-name="P12">laskentatoimen opintoja 44 opintopistettä (kirjanpito ja tilinpäätös 35 op, johdon laskentatoimi 9 op)</text:p>
        </text:list-item>
        <text:list-item>
          <text:p text:style-name="P12">tilintarkastusta koskevia opintoja 9 op (tilintarkastus 8 op, sisäinen valvonta 1 op)</text:p>
        </text:list-item>
        <text:list-item>
          <text:p text:style-name="P12">oikeustieteen opintoja 20 op (yhtiöoikeus 6 op, verotus 8 op, kauppaoikeus 6 op)</text:p>
        </text:list-item>
        <text:list-item>
          <text:p text:style-name="P12">kauppa- ja taloustieteelliset yleisopinnot 35 op (liiketaloustiede 20 op, yritysrahoitus 12 op, tietotekniikka ja tietojärjestelmät 3 op)</text:p>
        </text:list-item>
      </text:list>
      <text:p text:style-name="P2"/>
      <text:p text:style-name="P2">Jyrin työtodistuksista selviää muun muassa seuraavaa:</text:p>
      <text:list xml:id="list801118701009776393" text:style-name="L4">
        <text:list-item>
          <text:p text:style-name="P13">Kulman kioski, kioskiapulainen, 8kk</text:p>
        </text:list-item>
        <text:list-item>
          <text:p text:style-name="P13">Elisa Oyj, kännykkämyyjä, 2kk</text:p>
        </text:list-item>
        <text:list-item>
          <text:p text:style-name="P13">Tilitoimisto Vesala Ky, kirjanpitäjä 1v 3kk</text:p>
        </text:list-item>
        <text:list-item>
          <text:p text:style-name="P13">Tilitoimisto Vesala Ky, laskentapäällikkö, 4kk</text:p>
        </text:list-item>
        <text:list-item>
          <text:p text:style-name="P13">Tilintoimisto Kuusisto Oy, HTM-yhteisö, tilintarkastusapulainen 5kk</text:p>
        </text:list-item>
      </text:list>
      <text:p text:style-name="P2"/>
      <text:p text:style-name="P2">Jyrin on saavutaakseen HTM-tilintarkastajan pätevyyden osallistuttava keskuskauppakamarin tilintarkastusvaliokunnan (TILA) järjestämään tutkintoon ja suorittaa tämä hyväksyttävällä tavalla. Tutkintoon osallistuakseen Jyrin on täytettävä TEM:n 262/2008 asetuksen asettamiin opinto- ja työkokemusvaatimuksiin. </text:p>
      <text:p text:style-name="P2"/>
      <text:p text:style-name="P2">HTM-tutkintoon hyväksymisen edellytyksenä on, että hakija on suorittanut yliopistossa tai ammattikorkeakoulussa opinnot laskentatoimessa, oikeustieteessä ja muissa oppiaineissa. Asetuksessa mainittuja muita oppiaineita ovat liiketaloustiede, kansantaloustiede, yritysrahoitus, rahoitusmarkkinat, talousmatematiikka, tilastotiede, tietotekniikka ja tietojärjestelmät. </text:p>
      <text:p text:style-name="P2"/>
      <text:p text:style-name="P2">Tilintarkastuksen osalta hakijalla pitää olla HTM-tutkinnon osalta suoritettuna vähintään 52 opintopistettä laskentatoimesta ja tilintarkastuksesta. Oikeustieteissä 22 opintopistettä. <text:soft-page-break/>Lisäksi hakijalla pitää olla suoritettuna yleisopintoja kauppa- ja taloustieteistä vähintään 22 opintopisteen edestä. </text:p>
      <text:p text:style-name="P2"/>
      <text:p text:style-name="P2">Jyri on suorittanut Tradenomin ammattikorkeakoulu tutkinnon sisältäen laskentatoimen opintoja 44 opintopisteen edestä laskentatoimesta ja tilintarkastuksen opintoja 9 opintopisteen edestä, joten 52 opintopisteen vaatimus laskentatoimen ja tilintarkastuksen opinnoista täyttyy. Oikeustieteistä Jyrillä on suoritettuna 20 opintopistettä, jolloin oikeustieteiden osalta vaadittavat opintopisteet jäävät vajaaksi kaksi opintopistettä. Tämä ei kuitenkaan muodostu ongelmaksi Jyrille vaan opintoja voi korvata enintään 6 opintopistettä lisätehtävien avulla. Yleisopinnoissa kauppa- ja taloustieteissä Jyrillä jälleen on suoritettuna vaadittavat opinnot. </text:p>
      <text:p text:style-name="P2"/>
      <text:p text:style-name="P2">HTM-tutkinnon suorittamiseksi Jyrillä pitää myös olla myös vaadittava työkokemus alalta. HTM-tutkintoon hakevalla pitää olla vähintään 3 vuoden käytännön kokemus ammattimaisista tilintarkastuksen ja laskentatoimen tehtävistä. </text:p>
      <text:p text:style-name="P2"/>
      <text:p text:style-name="P2">Tilitoimisto Vesala Ky:ssä Jyri on työskennellyt kirjanpitäjänä 1vuotta 3 kuukautta <text:s/>ja laskentapäällikkönä 4 kuukautta. Lisäksi Jyrillä on työkokemusta laskentatoimen alalta Kuusisto Oy:n tilintarkastusapulaisen tehtävistä 5 kuukautta. Yhteensä työkokemusta kertyy näiden tehtävien kautta 2 vuoden edestä, joten kolmen vuoden työkokemus vaativista tilintarkastuksen ja laskentatoimen tehtävistä ei vielä toistaiseksi täyty Jyrin kohdalla. Lisäksi 3:sta vuodesta 2 vuotta pitää olla työskentelyä tilintarkastuksessa taikka vastaavien laskelmien tarkastamisessa. Jyrillä tälläistä työkokemusta on vain 5 kuukautta tilintarkastusapulaisena.</text:p>
      <text:p text:style-name="P2"/>
      <text:p text:style-name="P2">Jyrin pitää vielä jatkaa 1 vuosi ja 7 kuukautta nykyisessä tehtävässä tai vastaavassa, jonka jälkeen HTM-tilintarkastajatutkintoon vaadittava työkokemus täyttyy. Opintojen osalta Jyri kannattaa suorittaa avoimessa yliopistossa oikeustieteiden opintoja kahden opintopisteen edestä jotta tarpeelliset tiedot täyttyvät opintojen osalta. <text:s text:c="2"/></text:p>
      <text:p text:style-name="P2"/>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ne </meta:initial-creator>
    <meta:creation-date>2014-04-14T20:27:59.48</meta:creation-date>
    <dc:date>2014-09-20T19:10:06.94</dc:date>
    <dc:creator>Janne </dc:creator>
    <meta:editing-duration>PT6H14M1S</meta:editing-duration>
    <meta:editing-cycles>18</meta:editing-cycles>
    <meta:generator>OpenOffice/4.1.0$Win32 OpenOffice.org_project/410m18$Build-9764</meta:generator>
    <meta:document-statistic meta:table-count="0" meta:image-count="0" meta:object-count="0" meta:page-count="4" meta:paragraph-count="43" meta:word-count="571" meta:character-count="5236"/>
  </office:meta>
</office:document-meta>
</file>